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lataformas internacionais</text:h>
      <text:list xml:id="list1889921994" text:style-name="L1">
        <text:list-item>
          <text:p text:style-name="P1"><text:span text:style-name="Strong_20_Emphasis">Codeforces</text:span> → Muito usado por competidores profissionais. Tem contests frequentes (divididos por rating) e editorial com soluções.</text:p>
        </text:list-item>
        <text:list-item>
          <text:p text:style-name="P1"><text:span text:style-name="Strong_20_Emphasis">AtCoder</text:span> → Plataforma japonesa, ótima para problemas de qualidade e contests semanais.</text:p>
        </text:list-item>
        <text:list-item>
          <text:p text:style-name="P1"><text:span text:style-name="Strong_20_Emphasis">TopCoder</text:span> → Um dos mais antigos. Tem "Single Round Matches (SRM)" e desafios de nível mundial.</text:p>
        </text:list-item>
        <text:list-item>
          <text:p text:style-name="P1"><text:span text:style-name="Strong_20_Emphasis">HackerRank</text:span> → Boa para treinar fundamentos de algoritmos, matemática e estruturas de dados.</text:p>
        </text:list-item>
        <text:list-item>
          <text:p text:style-name="P1"><text:span text:style-name="Strong_20_Emphasis">HackerEarth</text:span> → Além de problemas, também organiza hackathons e competições de empresas.</text:p>
        </text:list-item>
        <text:list-item>
          <text:p text:style-name="P1"><text:span text:style-name="Strong_20_Emphasis">LeetCode</text:span> → Mais voltado para entrevistas de emprego, mas com muitos problemas de algoritmos úteis em competições.</text:p>
        </text:list-item>
        <text:list-item>
          <text:p text:style-name="P1"><text:span text:style-name="Strong_20_Emphasis">SPOJ</text:span> → Clássico com milhares de problemas organizados por categorias.</text:p>
        </text:list-item>
        <text:list-item>
          <text:p text:style-name="P1"><text:span text:style-name="Strong_20_Emphasis">CodeChef</text:span> → Muito forte na Índia. Tem contests mensais (Long Challenge, Cook-Off, Lunchtime).</text:p>
        </text:list-item>
        <text:list-item>
          <text:p text:style-name="P1"><text:span text:style-name="Strong_20_Emphasis">Kattis</text:span> → Usado em competições universitárias, como a ICPC.</text:p>
        </text:list-item>
        <text:list-item>
          <text:p text:style-name="P1"><text:span text:style-name="Strong_20_Emphasis">CS Academy</text:span> → Plataforma interativa com visualização gráfica de problemas.</text:p>
        </text:list-item>
        <text:list-item>
          <text:p text:style-name="P1"><text:span text:style-name="Strong_20_Emphasis">USACO Guide</text:span> → Excelente para quem quer treinar algoritmos clássicos, muito usado por quem se prepara para a <text:span text:style-name="Strong_20_Emphasis">IOI</text:span>.</text:p>
        </text:list-item>
      </text:list>
      <text:p text:style-name="Horizontal_20_Line"/>
      <text:h text:style-name="Heading_20_3" text:outline-level="3">🇧🇷 Plataformas brasileiras</text:h>
      <text:list xml:id="list3063413677" text:style-name="L2">
        <text:list-item>
          <text:p text:style-name="P2"><text:span text:style-name="Strong_20_Emphasis">beecrowd (antigo URI Online Judge)</text:span> → Muito popular no Brasil, com problemas em português e usados em várias universidades.</text:p>
        </text:list-item>
        <text:list-item>
          <text:p text:style-name="P2"><text:span text:style-name="Strong_20_Emphasis">OBI</text:span> → Arquivo de problemas da Olimpíada Brasileira de Informática. Bom para quem está começando.</text:p>
        </text:list-item>
      </text:list>
      <text:p text:style-name="Horizontal_20_Line"/>
      <text:h text:style-name="Heading_20_3" text:outline-level="3">🎯 Dicas de uso</text:h>
      <text:list xml:id="list1825762602" text:style-name="L3">
        <text:list-item>
          <text:p text:style-name="P3">Comece em <text:span text:style-name="Strong_20_Emphasis">beecrowd</text:span> ou <text:span text:style-name="Strong_20_Emphasis">HackerRank</text:span> se estiver no nível iniciante.</text:p>
        </text:list-item>
        <text:list-item>
          <text:p text:style-name="P3">Depois vá para <text:span text:style-name="Strong_20_Emphasis">Codeforces</text:span> e <text:span text:style-name="Strong_20_Emphasis">AtCoder</text:span> se quiser subir de nível e competir contra programadores do mundo todo.</text:p>
        </text:list-item>
        <text:list-item>
          <text:p text:style-name="P3"><text:soft-page-break/>Use <text:span text:style-name="Strong_20_Emphasis">USACO Guide</text:span> e <text:span text:style-name="Strong_20_Emphasis">Kattis</text:span> se o foco for se preparar para olimpíadas/ICPC.</text:p>
        </text:list-item>
        <text:list-item>
          <text:p text:style-name="P3">Se quiser algo mais prático para mercado de trabalho, treine também no <text:span text:style-name="Strong_20_Emphasis">LeetCode</text:span>.</text:p>
        </text:list-item>
      </text:list>
      <text:h text:style-name="Heading_20_2" text:outline-level="2">Plano de Treino Progressivo para Competições de Programação</text:h>
      <text:h text:style-name="Heading_20_3" text:outline-level="3">🔰 Etapa 1 — Fundamentos (2 a 4 semanas)</text:h>
      <text:p text:style-name="Text_20_body">Objetivo: ganhar prática com sintaxe, condicionais, laços, funções e estruturas básicas de dados.<text:line-break/><text:span text:style-name="Strong_20_Emphasis">Plataformas recomendadas:</text:span></text:p>
      <text:list xml:id="list791293418" text:style-name="L4">
        <text:list-item>
          <text:p text:style-name="P4">beecrowd → problemas básicos (iniciante, strings, matemática).</text:p>
        </text:list-item>
        <text:list-item>
          <text:p text:style-name="P4">HackerRank ou HackerRank Algorithms → desafios guiados.<text:line-break/><text:span text:style-name="Strong_20_Emphasis">Foco em tópicos:</text:span></text:p>
        </text:list-item>
        <text:list-item>
          <text:p text:style-name="P4">Estruturas de repetição e recursão.</text:p>
        </text:list-item>
        <text:list-item>
          <text:p text:style-name="P4">Vetores, matrizes, strings.</text:p>
        </text:list-item>
        <text:list-item>
          <text:p text:style-name="P4">Complexidade de tempo (Big-O) básica.</text:p>
        </text:list-item>
      </text:list>
      <text:p text:style-name="Horizontal_20_Line"/>
      <text:h text:style-name="Heading_20_3" text:outline-level="3">⚡ Etapa 2 — Algoritmos Clássicos (1 a 2 meses)</text:h>
      <text:p text:style-name="Text_20_body">Objetivo: dominar ferramentas fundamentais.<text:line-break/><text:span text:style-name="Strong_20_Emphasis">Plataformas recomendadas:</text:span></text:p>
      <text:list xml:id="list857005583" text:style-name="L5">
        <text:list-item>
          <text:p text:style-name="P5">beecrowd (nível intermediário).</text:p>
        </text:list-item>
        <text:list-item>
          <text:p text:style-name="P5">LeetCode Easy/Medium.</text:p>
        </text:list-item>
        <text:list-item>
          <text:p text:style-name="P5">SPOJ.<text:line-break/><text:span text:style-name="Strong_20_Emphasis">Foco em tópicos:</text:span></text:p>
        </text:list-item>
        <text:list-item>
          <text:p text:style-name="P5">Busca binária, ordenação eficiente (MergeSort/QuickSort).</text:p>
        </text:list-item>
        <text:list-item>
          <text:p text:style-name="P5">Algoritmos em grafos (DFS, BFS).</text:p>
        </text:list-item>
        <text:list-item>
          <text:p text:style-name="P5">Programação dinâmica básica (fibonacci, knapsack simples).</text:p>
        </text:list-item>
        <text:list-item>
          <text:p text:style-name="P5">Greedy algorithms.</text:p>
        </text:list-item>
      </text:list>
      <text:p text:style-name="Horizontal_20_Line"/>
      <text:h text:style-name="Heading_20_3" text:outline-level="3"><text:soft-page-break/>🏆 Etapa 3 — Primeiros Contests (contínuo)</text:h>
      <text:p text:style-name="Text_20_body">Objetivo: ganhar experiência em ritmo de competição.<text:line-break/><text:span text:style-name="Strong_20_Emphasis">Plataformas recomendadas:</text:span></text:p>
      <text:list xml:id="list262412797" text:style-name="L6">
        <text:list-item>
          <text:p text:style-name="P6">Codeforces → Div. 3 e 4.</text:p>
        </text:list-item>
        <text:list-item>
          <text:p text:style-name="P6">AtCoder Beginner Contests (ABC).</text:p>
        </text:list-item>
        <text:list-item>
          <text:p text:style-name="P6">CodeChef Cook-Off/Lunchtime.<text:line-break/><text:span text:style-name="Strong_20_Emphasis">Foco em tópicos:</text:span></text:p>
        </text:list-item>
        <text:list-item>
          <text:p text:style-name="P6">Resolver problemas sob tempo limite.</text:p>
        </text:list-item>
        <text:list-item>
          <text:p text:style-name="P6">Analisar editoriais após a competição.</text:p>
        </text:list-item>
        <text:list-item>
          <text:p text:style-name="P6">Aprender técnicas como prefix sums, two pointers, e DP em 1D.</text:p>
        </text:list-item>
      </text:list>
      <text:p text:style-name="Horizontal_20_Line"/>
      <text:h text:style-name="Heading_20_3" text:outline-level="3">🔥 Etapa 4 — Avançado (3 a 6 meses)</text:h>
      <text:p text:style-name="Text_20_body">Objetivo: atacar problemas de nível mais alto, usados em ICPC e OBI.<text:line-break/><text:span text:style-name="Strong_20_Emphasis">Plataformas recomendadas:</text:span></text:p>
      <text:list xml:id="list3908274823" text:style-name="L7">
        <text:list-item>
          <text:p text:style-name="P7">USACO Guide.</text:p>
        </text:list-item>
        <text:list-item>
          <text:p text:style-name="P7">Kattis.</text:p>
        </text:list-item>
        <text:list-item>
          <text:p text:style-name="P7">[Codeforces Div. 2].<text:line-break/><text:span text:style-name="Strong_20_Emphasis">Foco em tópicos:</text:span></text:p>
        </text:list-item>
        <text:list-item>
          <text:p text:style-name="P7">Programação dinâmica avançada (intervalos, DP com bitmask).</text:p>
        </text:list-item>
        <text:list-item>
          <text:p text:style-name="P7">Grafos avançados (Dijkstra, Floyd-Warshall, árvore de segmentação).</text:p>
        </text:list-item>
        <text:list-item>
          <text:p text:style-name="P7">Teoria dos números (MDC, Crivo de Eratóstenes, módulo, exponenciação rápida).</text:p>
        </text:list-item>
        <text:list-item>
          <text:p text:style-name="P7">Estruturas de dados avançadas (Fenwick Tree, Segment Tree).</text:p>
        </text:list-item>
      </text:list>
      <text:p text:style-name="Horizontal_20_Line"/>
      <text:h text:style-name="Heading_20_3" text:outline-level="3">🌍 Etapa 5 — Ritmo de Competidor</text:h>
      <text:p text:style-name="Text_20_body">Objetivo: competir regularmente e subir rating.<text:line-break/><text:span text:style-name="Strong_20_Emphasis">Estratégia:</text:span></text:p>
      <text:list xml:id="list3299805102" text:style-name="L8">
        <text:list-item>
          <text:p text:style-name="P8">Participar de <text:span text:style-name="Strong_20_Emphasis">1 contest por semana</text:span> no Codeforces/AtCoder.</text:p>
        </text:list-item>
        <text:list-item>
          <text:p text:style-name="P8">Resolver <text:span text:style-name="Strong_20_Emphasis">2-3 problemas pós-contest</text:span> que você não conseguiu durante a prova.</text:p>
        </text:list-item>
        <text:list-item>
          <text:p text:style-name="P8"><text:soft-page-break/>Alternar dias de prática entre <text:span text:style-name="Strong_20_Emphasis">resolução de problemas isolados</text:span> e <text:span text:style-name="Strong_20_Emphasis">simulação de contests</text:span>.</text:p>
        </text:list-item>
      </text:list>
      <text:h text:style-name="Heading_20_2" text:outline-level="2">Cronograma Semanal de Treino (intermediário → avançado)</text:h>
      <text:h text:style-name="Heading_20_3" text:outline-level="3"><text:span text:style-name="Strong_20_Emphasis">Segunda — Estruturas de Dados</text:span></text:h>
      <text:list xml:id="list2318791947" text:style-name="L9">
        <text:list-item>
          <text:p text:style-name="P9">Revisar/implementar do zero 1 estrutura (ex.: pilha, fila, deque, heap, union-find).</text:p>
        </text:list-item>
        <text:list-item>
          <text:p text:style-name="P9">Resolver 2–3 problemas relacionados (beecrowd, LeetCode, SPOJ).</text:p>
        </text:list-item>
      </text:list>
      <text:h text:style-name="Heading_20_3" text:outline-level="3"><text:span text:style-name="Strong_20_Emphasis">Terça — Programação Dinâmica</text:span></text:h>
      <text:list xml:id="list2710899627" text:style-name="L10">
        <text:list-item>
          <text:p text:style-name="P10">Estudar/treinar 1 técnica (ex.: knapsack, LIS, DP em grafos).</text:p>
        </text:list-item>
        <text:list-item>
          <text:p text:style-name="P10">Resolver 2 problemas fáceis + 1 médio (Codeforces, AtCoder ABC).</text:p>
        </text:list-item>
      </text:list>
      <text:h text:style-name="Heading_20_3" text:outline-level="3"><text:span text:style-name="Strong_20_Emphasis">Quarta — Contest Simulado</text:span></text:h>
      <text:list xml:id="list3157818159" text:style-name="L11">
        <text:list-item>
          <text:p text:style-name="P11">Fazer 1 contest real (se houver) no <text:span text:style-name="Strong_20_Emphasis">Codeforces</text:span> ou <text:span text:style-name="Strong_20_Emphasis">AtCoder</text:span>.</text:p>
        </text:list-item>
        <text:list-item>
          <text:p text:style-name="P11">Caso não tenha, pegue um contest antigo (virtual participation no Codeforces).</text:p>
        </text:list-item>
        <text:list-item>
          <text:p text:style-name="P11">Tempo: 2h–2h30.</text:p>
        </text:list-item>
        <text:list-item>
          <text:p text:style-name="P11">Depois: revisar editorial e tentar resolver pelo menos 1 problema que não conseguiu.</text:p>
        </text:list-item>
      </text:list>
      <text:h text:style-name="Heading_20_3" text:outline-level="3"><text:span text:style-name="Strong_20_Emphasis">Quinta — Grafos e Matemática</text:span></text:h>
      <text:list xml:id="list1060773396" text:style-name="L12">
        <text:list-item>
          <text:p text:style-name="P12">Treinar algoritmos de grafos (DFS/BFS, Dijkstra, Bellman-Ford, árvore de segmentos em grafos).</text:p>
        </text:list-item>
        <text:list-item>
          <text:p text:style-name="P12">Matemática: módulo, crivo, exponenciação rápida, combinatória básica.</text:p>
        </text:list-item>
        <text:list-item>
          <text:p text:style-name="P12">Resolver 3 problemas no Kattis ou Codeforces.</text:p>
        </text:list-item>
      </text:list>
      <text:h text:style-name="Heading_20_3" text:outline-level="3"><text:span text:style-name="Strong_20_Emphasis">Sexta — Problemas Mistos</text:span></text:h>
      <text:list xml:id="list450505653" text:style-name="L13">
        <text:list-item>
          <text:p text:style-name="P13">Resolver problemas aleatórios de dificuldade acima do seu nível atual (“upsolving”).</text:p>
        </text:list-item>
        <text:list-item>
          <text:p text:style-name="P13">Sugestão:</text:p>
          <text:list>
            <text:list-item>
              <text:p text:style-name="P13">1 problema fácil para aquecer.</text:p>
            </text:list-item>
            <text:list-item>
              <text:p text:style-name="P13">2 problemas médios/difíceis de Codeforces/AtCoder/USACO.</text:p>
            </text:list-item>
          </text:list>
        </text:list-item>
      </text:list>
      <text:p text:style-name="Horizontal_20_Line"/>
      <text:h text:style-name="Heading_20_2" text:outline-level="2"><text:soft-page-break/>📌 Observações</text:h>
      <text:list xml:id="list3092673220" text:style-name="L14">
        <text:list-item>
          <text:p text:style-name="P14"><text:span text:style-name="Strong_20_Emphasis">Sábado/Domingo</text:span>: opcionais → pode usar para descansar ou participar de contests extras.</text:p>
        </text:list-item>
        <text:list-item>
          <text:p text:style-name="P14">Sempre <text:span text:style-name="Strong_20_Emphasis">anote soluções e ideias</text:span> (pseudocódigo + erros cometidos). Isso acelera sua curva de aprendizado.</text:p>
        </text:list-item>
        <text:list-item>
          <text:p text:style-name="P14">Se não conseguir terminar um problema em até ~90 minutos, leia o editorial e depois <text:span text:style-name="Strong_20_Emphasis">refaça sem olhar</text:span>.</text:p>
        </text:list-item>
      </text:list>
      <text:h text:style-name="Heading_20_1" text:outline-level="1">Plano Mensal de Evolução (6 meses)</text:h>
      <text:h text:style-name="Heading_20_3" text:outline-level="3"><text:span text:style-name="Strong_20_Emphasis">Mês 1 — Fundamentos sólidos</text:span></text:h>
      <text:p text:style-name="Text_20_body">🎯 Objetivo: ficar confortável com código limpo, I/O rápido e algoritmos básicos.</text:p>
      <text:list xml:id="list2190090216" text:style-name="L15">
        <text:list-item>
          <text:p text:style-name="P15"><text:span text:style-name="Strong_20_Emphasis">Plataformas</text:span>: beecrowd, HackerRank.</text:p>
        </text:list-item>
        <text:list-item>
          <text:p text:style-name="P15"><text:span text:style-name="Strong_20_Emphasis">Tópicos</text:span>:</text:p>
          <text:list>
            <text:list-item>
              <text:p text:style-name="P15">Estruturas de repetição e recursão.</text:p>
            </text:list-item>
            <text:list-item>
              <text:p text:style-name="P15">Vetores, matrizes, strings.</text:p>
            </text:list-item>
            <text:list-item>
              <text:p text:style-name="P15">Ordenação (insertion, merge, quick).</text:p>
            </text:list-item>
            <text:list-item>
              <text:p text:style-name="P15">Busca binária.</text:p>
            </text:list-item>
          </text:list>
        </text:list-item>
        <text:list-item>
          <text:p text:style-name="P15"><text:span text:style-name="Strong_20_Emphasis">Contests</text:span>: AtCoder Beginner Contest 1x por semana.</text:p>
        </text:list-item>
      </text:list>
      <text:p text:style-name="Horizontal_20_Line"/>
      <text:h text:style-name="Heading_20_3" text:outline-level="3"><text:span text:style-name="Strong_20_Emphasis">Mês 2 — Estruturas e algoritmos essenciais</text:span></text:h>
      <text:p text:style-name="Text_20_body">🎯 Objetivo: dominar ferramentas que aparecem em quase todo contest.</text:p>
      <text:list xml:id="list3200483289" text:style-name="L16">
        <text:list-item>
          <text:p text:style-name="P16"><text:span text:style-name="Strong_20_Emphasis">Plataformas</text:span>: Codeforces (Div. 4 e 3), LeetCode Easy/Medium.</text:p>
        </text:list-item>
        <text:list-item>
          <text:p text:style-name="P16"><text:span text:style-name="Strong_20_Emphasis">Tópicos</text:span>:</text:p>
          <text:list>
            <text:list-item>
              <text:p text:style-name="P16">Pilha, fila, deque, heap (priority queue).</text:p>
            </text:list-item>
            <text:list-item>
              <text:p text:style-name="P16">Greedy algorithms.</text:p>
            </text:list-item>
            <text:list-item>
              <text:p text:style-name="P16">Prefix sums e diferença de prefixos.</text:p>
            </text:list-item>
            <text:list-item>
              <text:p text:style-name="P16">Introdução a grafos (DFS, BFS).</text:p>
            </text:list-item>
          </text:list>
        </text:list-item>
        <text:list-item>
          <text:p text:style-name="P16"><text:soft-page-break/><text:span text:style-name="Strong_20_Emphasis">Contests</text:span>: Codeforces Div. 3 ou 4, 1x por semana.</text:p>
        </text:list-item>
      </text:list>
      <text:p text:style-name="Horizontal_20_Line"/>
      <text:h text:style-name="Heading_20_3" text:outline-level="3"><text:span text:style-name="Strong_20_Emphasis">Mês 3 — Programação Dinâmica e Grafos</text:span></text:h>
      <text:p text:style-name="Text_20_body">🎯 Objetivo: consolidar técnicas mais fortes.</text:p>
      <text:list xml:id="list2245072167" text:style-name="L17">
        <text:list-item>
          <text:p text:style-name="P17"><text:span text:style-name="Strong_20_Emphasis">Plataformas</text:span>: Codeforces, AtCoder, SPOJ.</text:p>
        </text:list-item>
        <text:list-item>
          <text:p text:style-name="P17"><text:span text:style-name="Strong_20_Emphasis">Tópicos</text:span>:</text:p>
          <text:list>
            <text:list-item>
              <text:p text:style-name="P17">DP básica: Fibonacci, knapsack, subsequência crescente máxima (LIS).</text:p>
            </text:list-item>
            <text:list-item>
              <text:p text:style-name="P17">Grafos: Dijkstra, Floyd-Warshall, Bellman-Ford.</text:p>
            </text:list-item>
            <text:list-item>
              <text:p text:style-name="P17">Árvores: DFS em árvores, LCA (Lowest Common Ancestor).</text:p>
            </text:list-item>
          </text:list>
        </text:list-item>
        <text:list-item>
          <text:p text:style-name="P17"><text:span text:style-name="Strong_20_Emphasis">Contests</text:span>: AtCoder ABC e Codeforces Div. 3 (1–2 por semana).</text:p>
        </text:list-item>
      </text:list>
      <text:p text:style-name="Horizontal_20_Line"/>
      <text:h text:style-name="Heading_20_3" text:outline-level="3"><text:span text:style-name="Strong_20_Emphasis">Mês 4 — Matemática Competitiva</text:span></text:h>
      <text:p text:style-name="Text_20_body">🎯 Objetivo: expandir ferramentas para problemas matemáticos.</text:p>
      <text:list xml:id="list2026901462" text:style-name="L18">
        <text:list-item>
          <text:p text:style-name="P18"><text:span text:style-name="Strong_20_Emphasis">Plataformas</text:span>: Kattis, USACO Guide.</text:p>
        </text:list-item>
        <text:list-item>
          <text:p text:style-name="P18"><text:span text:style-name="Strong_20_Emphasis">Tópicos</text:span>:</text:p>
          <text:list>
            <text:list-item>
              <text:p text:style-name="P18">Teoria dos números (MDC, MMC, crivo de Eratóstenes).</text:p>
            </text:list-item>
            <text:list-item>
              <text:p text:style-name="P18">Aritmética modular e inverso modular.</text:p>
            </text:list-item>
            <text:list-item>
              <text:p text:style-name="P18">Exponenciação rápida.</text:p>
            </text:list-item>
            <text:list-item>
              <text:p text:style-name="P18">Combinatória (fatorial, binomial, princípio da contagem).</text:p>
            </text:list-item>
          </text:list>
        </text:list-item>
        <text:list-item>
          <text:p text:style-name="P18"><text:span text:style-name="Strong_20_Emphasis">Contests</text:span>: Codeforces Div. 2 iniciais.</text:p>
        </text:list-item>
      </text:list>
      <text:p text:style-name="Horizontal_20_Line"/>
      <text:h text:style-name="Heading_20_3" text:outline-level="3"><text:span text:style-name="Strong_20_Emphasis">Mês 5 — Estruturas avançadas</text:span></text:h>
      <text:p text:style-name="Text_20_body">🎯 Objetivo: aprender técnicas para problemas mais difíceis (nível ICPC).</text:p>
      <text:list xml:id="list476839900" text:style-name="L19">
        <text:list-item>
          <text:p text:style-name="P19"><text:span text:style-name="Strong_20_Emphasis">Plataformas</text:span>: Codeforces, AtCoder Regular Contest (ARC).</text:p>
        </text:list-item>
        <text:list-item>
          <text:p text:style-name="P19"><text:span text:style-name="Strong_20_Emphasis">Tópicos</text:span>:</text:p>
          <text:list>
            <text:list-item>
              <text:p text:style-name="P19"><text:soft-page-break/>Segment Tree e Fenwick Tree.</text:p>
            </text:list-item>
            <text:list-item>
              <text:p text:style-name="P19">Union-Find (Disjoint Set Union).</text:p>
            </text:list-item>
            <text:list-item>
              <text:p text:style-name="P19">DP com bitmask.</text:p>
            </text:list-item>
            <text:list-item>
              <text:p text:style-name="P19">Fluxo em grafos (introdução).</text:p>
            </text:list-item>
          </text:list>
        </text:list-item>
        <text:list-item>
          <text:p text:style-name="P19"><text:span text:style-name="Strong_20_Emphasis">Contests</text:span>: Codeforces Div. 2 semanal.</text:p>
        </text:list-item>
      </text:list>
      <text:p text:style-name="Horizontal_20_Line"/>
      <text:h text:style-name="Heading_20_3" text:outline-level="3"><text:span text:style-name="Strong_20_Emphasis">Mês 6 — Ritmo de competidor</text:span></text:h>
      <text:p text:style-name="Text_20_body">🎯 Objetivo: entrar no “modo competição” constante.</text:p>
      <text:list xml:id="list1146154607" text:style-name="L20">
        <text:list-item>
          <text:p text:style-name="P20"><text:span text:style-name="Strong_20_Emphasis">Plataformas</text:span>: Codeforces, AtCoder, Kattis.</text:p>
        </text:list-item>
        <text:list-item>
          <text:p text:style-name="P20"><text:span text:style-name="Strong_20_Emphasis">Tópicos</text:span>:</text:p>
          <text:list>
            <text:list-item>
              <text:p text:style-name="P20">Revisão dos principais algoritmos e estruturas.</text:p>
            </text:list-item>
            <text:list-item>
              <text:p text:style-name="P20">Foco em problemas <text:span text:style-name="Emphasis">upsolving</text:span> (aqueles que não conseguiu durante contests).</text:p>
            </text:list-item>
            <text:list-item>
              <text:p text:style-name="P20">Estratégia de competição: escolher ordem de problemas, gestão de tempo.</text:p>
            </text:list-item>
          </text:list>
        </text:list-item>
        <text:list-item>
          <text:p text:style-name="P20"><text:span text:style-name="Strong_20_Emphasis">Contests</text:span>:</text:p>
          <text:list>
            <text:list-item>
              <text:p text:style-name="P20">Codeforces (Div. 2/3) toda semana.</text:p>
            </text:list-item>
            <text:list-item>
              <text:p text:style-name="P20">AtCoder ABC/ARC sempre que possível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14T13:18:56.729000000</dc:date>
    <meta:editing-duration>PT8M32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8" meta:paragraph-count="139" meta:word-count="1092" meta:character-count="7098" meta:non-whitespace-character-count="6237"/>
  </office:meta>
</office:document-meta>
</file>